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dc6" officeooo:paragraph-rsid="00131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a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5:38:41.114300455</meta:creation-date>
    <dc:date>2022-02-08T15:39:20.316961350</dc:date>
    <meta:editing-duration>PT4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